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DF20000032608D0F4915599228F.png" manifest:media-type="image/png"/>
  <manifest:file-entry manifest:full-path="Pictures/10000201000007EE0000037A803B8C8A483C4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OpenSans" svg:font-family="Open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a6" draw:textarea-horizontal-align="justify" draw:textarea-vertical-align="middle" draw:auto-grow-height="false" fo:min-height="0.55cm" fo:min-width="2.79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4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4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12cm"/>
    </style:style>
    <style:style style:name="gr10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11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12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13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14" style:family="graphic" style:parent-style-name="standard">
      <style:graphic-properties svg:stroke-color="#ff0000" draw:fill-color="#ffffa6" draw:textarea-horizontal-align="justify" draw:textarea-vertical-align="middle" draw:auto-grow-height="false" fo:min-height="0.55cm" fo:min-width="2.791cm"/>
    </style:style>
    <style:style style:name="gr15" style:family="graphic" style:parent-style-name="objectwithoutfill">
      <style:graphic-properties svg:stroke-color="#ff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5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8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19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20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21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22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23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24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25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5.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2.808cm" fo:min-width="7.9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88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996cm"/>
    </style:style>
    <style:style style:name="gr29" style:family="graphic" style:parent-style-name="Default_5f_2">
      <style:graphic-properties draw:fill-color="#ffffff" draw:textarea-horizontal-align="justify" draw:textarea-vertical-align="middle" draw:auto-grow-height="false" fo:min-height="2.608cm" fo:min-width="5.9cm"/>
    </style:style>
    <style:style style:name="gr30" style:family="graphic" style:parent-style-name="Default_5f_2" style:list-style-name="L3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3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581cm" fo:min-width="3.996cm"/>
    </style:style>
    <style:style style:name="gr3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Default_5f_2" style:list-style-name="L3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34" style:family="graphic" style:parent-style-name="Object_20_without_20_fill_5f_1">
      <style:graphic-properties draw:marker-end="Arrow" draw:marker-end-width="0.3cm" draw:fill="none" draw:textarea-vertical-align="middle"/>
    </style:style>
    <style:style style:name="gr35" style:family="graphic" style:parent-style-name="Default_5f_2" style:list-style-name="L3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36" style:family="graphic" style:parent-style-name="Default_5f_2" style:list-style-name="L3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37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0.381cm" fo:min-width="0cm"/>
    </style:style>
    <style:style style:name="gr38" style:family="graphic" style:parent-style-name="Default_5f_2" style:list-style-name="L3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39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1.666cm" fo:min-width="0.552cm"/>
    </style:style>
    <style:style style:name="gr40" style:family="graphic" style:parent-style-name="Default_5f_2" style:list-style-name="L3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41" style:family="graphic" style:parent-style-name="Default_5f_2" style:list-style-name="L3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-color="#ffffa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10pt" style:font-size-asian="10pt" style:font-size-complex="10pt"/>
    </style:style>
    <style:style style:name="P11" style:family="paragraph">
      <style:paragraph-properties fo:margin-left="0cm" fo:margin-right="0cm" fo:margin-top="0.2cm" fo:margin-bottom="0.2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1cm" fo:margin-bottom="0.1cm" fo:line-height="100%" fo:text-indent="0cm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 fo:hyphenate="false"/>
    </style:style>
    <style:style style:name="P18" style:family="paragraph">
      <style:text-properties fo:color="#ce181e" fo:font-size="14pt"/>
    </style:style>
    <style:style style:name="P19" style:family="paragraph">
      <loext:graphic-properties draw:fill="none" draw:fill-color="#ffffff"/>
      <style:text-properties fo:color="#ce181e" fo:font-size="14pt"/>
    </style:style>
    <style:style style:name="P20" style:family="paragraph">
      <style:text-properties fo:color="#62a73b" fo:font-size="14pt"/>
    </style:style>
    <style:style style:name="P21" style:family="paragraph">
      <loext:graphic-properties draw:fill="none" draw:fill-color="#ffffff"/>
      <style:text-properties fo:color="#62a73b" fo:font-size="14pt"/>
    </style:style>
    <style:style style:name="P22" style:family="paragraph">
      <loext:graphic-properties draw:fill-color="#ffffff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12pt" style:font-size-asian="12pt" style:font-size-complex="12pt"/>
    </style:style>
    <style:style style:name="T7" style:family="text">
      <style:text-properties style:font-name="OpenSans" fo:font-size="10pt" style:font-size-asian="10pt" style:font-size-complex="10pt"/>
    </style:style>
    <style:style style:name="T8" style:family="text"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9" style:family="text">
      <style:text-properties style:font-name="OpenSANS" fo:font-size="14pt" style:font-size-asian="14pt" style:font-size-complex="14pt"/>
    </style:style>
    <style:style style:name="T10" style:family="text">
      <style:text-properties style:font-name="OpenSans" fo:font-size="14pt" style:font-size-asian="14pt" style:font-size-complex="14pt"/>
    </style:style>
    <style:style style:name="T11" style:family="text">
      <style:text-properties style:use-window-font-color="true" style:text-outline="false" style:text-line-through-style="none" style:text-line-through-type="none" style:font-name="Open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Tree</text:span><text:span text:style-name="T1"> – Binary Search Tre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3"/></text:span><text:span text:style-name="T3">Binary Search Tree -Inorder Traversa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3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9.357cm" svg:y1="7.061cm" svg:x2="9.357cm" svg:y2="7.861cm">
              <text:p/>
            </draw:line>
          </draw:g>
          <draw:line draw:style-name="gr4" draw:text-style-name="P7" draw:layer="layout" svg:x1="8.3cm" svg:y1="7.061cm" svg:x2="8.3cm" svg:y2="7.861cm">
            <text:p/>
          </draw:line>
        </draw:g>
        <draw:g>
          <draw:g>
            <draw:custom-shape draw:style-name="gr3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449cm" svg:y1="5.1cm" svg:x2="12.449cm" svg:y2="5.9cm">
              <text:p/>
            </draw:line>
          </draw:g>
          <draw:line draw:style-name="gr4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12.614cm" svg:y="3.6cm">
          <draw:text-box>
            <text:p><text:span text:style-name="T6">root</text:span></text:p>
          </draw:text-box>
        </draw:frame>
        <draw:line draw:style-name="gr8" draw:text-style-name="P7" draw:layer="layout" svg:x1="11.792cm" svg:y1="4.1cm" svg:x2="11.792cm" svg:y2="5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3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8.157cm" svg:y1="9.04cm" svg:x2="8.157cm" svg:y2="9.84cm">
              <text:p/>
            </draw:line>
          </draw:g>
          <draw:line draw:style-name="gr4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155cm" svg:y1="8.994cm" svg:x2="12.155cm" svg:y2="9.794cm">
              <text:p/>
            </draw:line>
          </draw:g>
          <draw:line draw:style-name="gr4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0" draw:text-style-name="P12" draw:layer="layout" svg:width="6.2cm" svg:height="2.4cm" svg:x="19.2cm" svg:y="6.4cm">
          <draw:text-box>
            <text:p xml:id="id5" text:id="id5" text:style-name="P11"><text:span text:style-name="T8">Visit Left child</text:span></text:p>
            <text:p xml:id="id6" text:id="id6" text:style-name="P11"><text:span text:style-name="T8">Visit Parent</text:span></text:p>
            <text:p xml:id="id7" text:id="id7" text:style-name="P11"><text:span text:style-name="T8">Visit Right chil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5" anim:sub-item="text" smil:attributeName="visibility" smil:to="visible"/>
                  <anim:transitionFilter smil:dur="1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6" anim:sub-item="text" smil:attributeName="visibility" smil:to="visible"/>
                  <anim:transitionFilter smil:dur="1s" smil:targetElement="id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7" anim:sub-item="text" smil:attributeName="visibility" smil:to="visible"/>
                  <anim:transitionFilter smil:dur="1s" smil:targetElement="id7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3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9.357cm" svg:y1="7.061cm" svg:x2="9.357cm" svg:y2="7.861cm">
              <text:p/>
            </draw:line>
          </draw:g>
          <draw:line draw:style-name="gr4" draw:text-style-name="P7" draw:layer="layout" svg:x1="8.3cm" svg:y1="7.061cm" svg:x2="8.3cm" svg:y2="7.861cm">
            <text:p/>
          </draw:line>
        </draw:g>
        <draw:g>
          <draw:g>
            <draw:custom-shape draw:style-name="gr3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449cm" svg:y1="5.1cm" svg:x2="12.449cm" svg:y2="5.9cm">
              <text:p/>
            </draw:line>
          </draw:g>
          <draw:line draw:style-name="gr4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12.614cm" svg:y="3.6cm">
          <draw:text-box>
            <text:p><text:span text:style-name="T6">root</text:span></text:p>
          </draw:text-box>
        </draw:frame>
        <draw:line draw:style-name="gr8" draw:text-style-name="P7" draw:layer="layout" svg:x1="11.792cm" svg:y1="4.1cm" svg:x2="11.792cm" svg:y2="5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3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8.157cm" svg:y1="9.04cm" svg:x2="8.157cm" svg:y2="9.84cm">
              <text:p/>
            </draw:line>
          </draw:g>
          <draw:line draw:style-name="gr4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155cm" svg:y1="8.994cm" svg:x2="12.155cm" svg:y2="9.794cm">
              <text:p/>
            </draw:line>
          </draw:g>
          <draw:line draw:style-name="gr4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1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3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9.357cm" svg:y1="7.061cm" svg:x2="9.357cm" svg:y2="7.861cm">
              <text:p/>
            </draw:line>
          </draw:g>
          <draw:line draw:style-name="gr4" draw:text-style-name="P7" draw:layer="layout" svg:x1="8.3cm" svg:y1="7.061cm" svg:x2="8.3cm" svg:y2="7.861cm">
            <text:p/>
          </draw:line>
        </draw:g>
        <draw:g>
          <draw:g>
            <draw:custom-shape draw:style-name="gr3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449cm" svg:y1="5.1cm" svg:x2="12.449cm" svg:y2="5.9cm">
              <text:p/>
            </draw:line>
          </draw:g>
          <draw:line draw:style-name="gr4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7.2cm" svg:y="5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7.251cm" svg:y="5.114cm">
          <draw:text-box>
            <text:p><text:span text:style-name="T6">root</text:span></text:p>
          </draw:text-box>
        </draw:frame>
        <draw:line draw:style-name="gr8" draw:text-style-name="P7" draw:layer="layout" svg:x1="8cm" svg:y1="6.161cm" svg:x2="8cm" svg:y2="7.061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3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8.157cm" svg:y1="9.04cm" svg:x2="8.157cm" svg:y2="9.84cm">
              <text:p/>
            </draw:line>
          </draw:g>
          <draw:line draw:style-name="gr4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155cm" svg:y1="8.994cm" svg:x2="12.155cm" svg:y2="9.794cm">
              <text:p/>
            </draw:line>
          </draw:g>
          <draw:line draw:style-name="gr4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2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3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9.357cm" svg:y1="7.061cm" svg:x2="9.357cm" svg:y2="7.861cm">
              <text:p/>
            </draw:line>
          </draw:g>
          <draw:line draw:style-name="gr4" draw:text-style-name="P7" draw:layer="layout" svg:x1="8.3cm" svg:y1="7.061cm" svg:x2="8.3cm" svg:y2="7.861cm">
            <text:p/>
          </draw:line>
        </draw:g>
        <draw:g>
          <draw:g>
            <draw:custom-shape draw:style-name="gr3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449cm" svg:y1="5.1cm" svg:x2="12.449cm" svg:y2="5.9cm">
              <text:p/>
            </draw:line>
          </draw:g>
          <draw:line draw:style-name="gr4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5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5.251cm" svg:y="7.053cm">
          <draw:text-box>
            <text:p><text:span text:style-name="T6">root</text:span></text:p>
          </draw:text-box>
        </draw:frame>
        <draw:line draw:style-name="gr8" draw:text-style-name="P7" draw:layer="layout" svg:x1="6cm" svg:y1="8.1cm" svg:x2="6cm" svg:y2="9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3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8.157cm" svg:y1="9.04cm" svg:x2="8.157cm" svg:y2="9.84cm">
              <text:p/>
            </draw:line>
          </draw:g>
          <draw:line draw:style-name="gr4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155cm" svg:y1="8.994cm" svg:x2="12.155cm" svg:y2="9.794cm">
              <text:p/>
            </draw:line>
          </draw:g>
          <draw:line draw:style-name="gr4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3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3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9.357cm" svg:y1="7.061cm" svg:x2="9.357cm" svg:y2="7.861cm">
              <text:p/>
            </draw:line>
          </draw:g>
          <draw:line draw:style-name="gr4" draw:text-style-name="P7" draw:layer="layout" svg:x1="8.3cm" svg:y1="7.061cm" svg:x2="8.3cm" svg:y2="7.861cm">
            <text:p/>
          </draw:line>
        </draw:g>
        <draw:g>
          <draw:g>
            <draw:custom-shape draw:style-name="gr3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449cm" svg:y1="5.1cm" svg:x2="12.449cm" svg:y2="5.9cm">
              <text:p/>
            </draw:line>
          </draw:g>
          <draw:line draw:style-name="gr4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5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5.251cm" svg:y="7.053cm">
          <draw:text-box>
            <text:p><text:span text:style-name="T6">root</text:span></text:p>
          </draw:text-box>
        </draw:frame>
        <draw:line draw:style-name="gr8" draw:text-style-name="P7" draw:layer="layout" svg:x1="6cm" svg:y1="8.1cm" svg:x2="6cm" svg:y2="9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14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8.157cm" svg:y1="9.04cm" svg:x2="8.157cm" svg:y2="9.84cm">
              <text:p/>
            </draw:line>
          </draw:g>
          <draw:line draw:style-name="gr15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155cm" svg:y1="8.994cm" svg:x2="12.155cm" svg:y2="9.794cm">
              <text:p/>
            </draw:line>
          </draw:g>
          <draw:line draw:style-name="gr4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6" draw:text-style-name="P13" draw:layer="layout" svg:width="3.093cm" svg:height="0.831cm" svg:x="17cm" svg:y="3cm">
          <draw:text-box>
            <text:p><text:span text:style-name="T9">OUTPUT =</text:span></text:p>
          </draw:text-box>
        </draw:frame>
        <draw:frame draw:style-name="gr17" draw:text-style-name="P14" draw:layer="layout" svg:width="4.405cm" svg:height="0.831cm" svg:x="19.795cm" svg:y="3cm">
          <draw:text-box>
            <text:p><text:span text:style-name="T10">10</text:span></text:p>
          </draw:text-box>
        </draw:frame>
        <draw:frame draw:style-name="gr18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3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9.357cm" svg:y1="7.061cm" svg:x2="9.357cm" svg:y2="7.861cm">
              <text:p/>
            </draw:line>
          </draw:g>
          <draw:line draw:style-name="gr4" draw:text-style-name="P7" draw:layer="layout" svg:x1="8.3cm" svg:y1="7.061cm" svg:x2="8.3cm" svg:y2="7.861cm">
            <text:p/>
          </draw:line>
        </draw:g>
        <draw:g>
          <draw:g>
            <draw:custom-shape draw:style-name="gr3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449cm" svg:y1="5.1cm" svg:x2="12.449cm" svg:y2="5.9cm">
              <text:p/>
            </draw:line>
          </draw:g>
          <draw:line draw:style-name="gr4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7.6cm" svg:y="5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7.651cm" svg:y="4.8cm">
          <draw:text-box>
            <text:p><text:span text:style-name="T6">root</text:span></text:p>
          </draw:text-box>
        </draw:frame>
        <draw:line draw:style-name="gr8" draw:text-style-name="P7" draw:layer="layout" svg:x1="8.4cm" svg:y1="5.847cm" svg:x2="8.4cm" svg:y2="6.747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14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8.157cm" svg:y1="9.04cm" svg:x2="8.157cm" svg:y2="9.84cm">
              <text:p/>
            </draw:line>
          </draw:g>
          <draw:line draw:style-name="gr15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155cm" svg:y1="8.994cm" svg:x2="12.155cm" svg:y2="9.794cm">
              <text:p/>
            </draw:line>
          </draw:g>
          <draw:line draw:style-name="gr4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6" draw:text-style-name="P13" draw:layer="layout" svg:width="3.093cm" svg:height="0.831cm" svg:x="17cm" svg:y="3cm">
          <draw:text-box>
            <text:p><text:span text:style-name="T9">OUTPUT =</text:span></text:p>
          </draw:text-box>
        </draw:frame>
        <draw:frame draw:style-name="gr17" draw:text-style-name="P14" draw:layer="layout" svg:width="1.405cm" svg:height="0.831cm" svg:x="19.795cm" svg:y="3cm">
          <draw:text-box>
            <text:p><text:span text:style-name="T10">10</text:span></text:p>
          </draw:text-box>
        </draw:frame>
        <draw:frame draw:style-name="gr17" draw:text-style-name="P14" draw:layer="layout" svg:width="1.405cm" svg:height="0.831cm" svg:x="20.8cm" svg:y="3.001cm">
          <draw:text-box>
            <text:p xml:id="id8" text:id="id8"><text:span text:style-name="T10">20</text:span></text:p>
          </draw:text-box>
        </draw:frame>
        <draw:frame draw:style-name="gr19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14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9.357cm" svg:y1="7.061cm" svg:x2="9.357cm" svg:y2="7.861cm">
              <text:p/>
            </draw:line>
          </draw:g>
          <draw:line draw:style-name="gr15" draw:text-style-name="P7" draw:layer="layout" svg:x1="8.3cm" svg:y1="7.061cm" svg:x2="8.3cm" svg:y2="7.861cm">
            <text:p/>
          </draw:line>
        </draw:g>
        <draw:g>
          <draw:g>
            <draw:custom-shape draw:style-name="gr3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449cm" svg:y1="5.1cm" svg:x2="12.449cm" svg:y2="5.9cm">
              <text:p/>
            </draw:line>
          </draw:g>
          <draw:line draw:style-name="gr4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11.23cm" svg:y="7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11.181cm" svg:y="6.914cm">
          <draw:text-box>
            <text:p><text:span text:style-name="T6">root</text:span></text:p>
          </draw:text-box>
        </draw:frame>
        <draw:line draw:style-name="gr8" draw:text-style-name="P7" draw:layer="layout" svg:x1="12.2cm" svg:y1="7.994cm" svg:x2="12.2cm" svg:y2="8.894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14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8.157cm" svg:y1="9.04cm" svg:x2="8.157cm" svg:y2="9.84cm">
              <text:p/>
            </draw:line>
          </draw:g>
          <draw:line draw:style-name="gr15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155cm" svg:y1="8.994cm" svg:x2="12.155cm" svg:y2="9.794cm">
              <text:p/>
            </draw:line>
          </draw:g>
          <draw:line draw:style-name="gr4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6" draw:text-style-name="P13" draw:layer="layout" svg:width="3.093cm" svg:height="0.831cm" svg:x="17cm" svg:y="3cm">
          <draw:text-box>
            <text:p><text:span text:style-name="T9">OUTPUT =</text:span></text:p>
          </draw:text-box>
        </draw:frame>
        <draw:frame draw:style-name="gr17" draw:text-style-name="P14" draw:layer="layout" svg:width="1.405cm" svg:height="0.831cm" svg:x="19.795cm" svg:y="3cm">
          <draw:text-box>
            <text:p><text:span text:style-name="T10">10</text:span></text:p>
          </draw:text-box>
        </draw:frame>
        <draw:frame draw:style-name="gr17" draw:text-style-name="P14" draw:layer="layout" svg:width="1.405cm" svg:height="0.831cm" svg:x="20.8cm" svg:y="3.001cm">
          <draw:text-box>
            <text:p><text:span text:style-name="T10">20</text:span></text:p>
          </draw:text-box>
        </draw:frame>
        <draw:frame draw:style-name="gr17" draw:text-style-name="P14" draw:layer="layout" svg:width="1.405cm" svg:height="0.831cm" svg:x="21.717cm" svg:y="3.001cm">
          <draw:text-box>
            <text:p xml:id="id9" text:id="id9"><text:span text:style-name="T10">25</text:span></text:p>
          </draw:text-box>
        </draw:frame>
        <draw:frame draw:style-name="gr20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14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9.357cm" svg:y1="7.061cm" svg:x2="9.357cm" svg:y2="7.861cm">
              <text:p/>
            </draw:line>
          </draw:g>
          <draw:line draw:style-name="gr15" draw:text-style-name="P7" draw:layer="layout" svg:x1="8.3cm" svg:y1="7.061cm" svg:x2="8.3cm" svg:y2="7.861cm">
            <text:p/>
          </draw:line>
        </draw:g>
        <draw:g>
          <draw:g>
            <draw:custom-shape draw:style-name="gr3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2.449cm" svg:y1="5.1cm" svg:x2="12.449cm" svg:y2="5.9cm">
              <text:p/>
            </draw:line>
          </draw:g>
          <draw:line draw:style-name="gr4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11.1cm" svg:y="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11.151cm" svg:y="3.12cm">
          <draw:text-box>
            <text:p><text:span text:style-name="T6">root</text:span></text:p>
          </draw:text-box>
        </draw:frame>
        <draw:line draw:style-name="gr8" draw:text-style-name="P7" draw:layer="layout" svg:x1="11.87cm" svg:y1="4.2cm" svg:x2="11.87cm" svg:y2="5.1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14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8.157cm" svg:y1="9.04cm" svg:x2="8.157cm" svg:y2="9.84cm">
              <text:p/>
            </draw:line>
          </draw:g>
          <draw:line draw:style-name="gr15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14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2.155cm" svg:y1="8.994cm" svg:x2="12.155cm" svg:y2="9.794cm">
              <text:p/>
            </draw:line>
          </draw:g>
          <draw:line draw:style-name="gr15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6" draw:text-style-name="P13" draw:layer="layout" svg:width="3.093cm" svg:height="0.831cm" svg:x="17cm" svg:y="3cm">
          <draw:text-box>
            <text:p><text:span text:style-name="T9">OUTPUT =</text:span></text:p>
          </draw:text-box>
        </draw:frame>
        <draw:frame draw:style-name="gr17" draw:text-style-name="P14" draw:layer="layout" svg:width="1.405cm" svg:height="0.831cm" svg:x="19.795cm" svg:y="3cm">
          <draw:text-box>
            <text:p><text:span text:style-name="T10">10</text:span></text:p>
          </draw:text-box>
        </draw:frame>
        <draw:frame draw:style-name="gr17" draw:text-style-name="P14" draw:layer="layout" svg:width="1.405cm" svg:height="0.831cm" svg:x="20.8cm" svg:y="3.001cm">
          <draw:text-box>
            <text:p><text:span text:style-name="T10">20</text:span></text:p>
          </draw:text-box>
        </draw:frame>
        <draw:frame draw:style-name="gr17" draw:text-style-name="P14" draw:layer="layout" svg:width="1.405cm" svg:height="0.831cm" svg:x="21.717cm" svg:y="3.001cm">
          <draw:text-box>
            <text:p><text:span text:style-name="T10">25</text:span></text:p>
          </draw:text-box>
        </draw:frame>
        <draw:frame draw:style-name="gr17" draw:text-style-name="P14" draw:layer="layout" svg:width="1.165cm" svg:height="0.831cm" svg:x="22.535cm" svg:y="3.001cm">
          <draw:text-box>
            <text:p xml:id="id10" text:id="id10"><text:span text:style-name="T10">30</text:span></text:p>
          </draw:text-box>
        </draw:frame>
        <draw:frame draw:style-name="gr21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14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9.357cm" svg:y1="7.061cm" svg:x2="9.357cm" svg:y2="7.861cm">
              <text:p/>
            </draw:line>
          </draw:g>
          <draw:line draw:style-name="gr15" draw:text-style-name="P7" draw:layer="layout" svg:x1="8.3cm" svg:y1="7.061cm" svg:x2="8.3cm" svg:y2="7.861cm">
            <text:p/>
          </draw:line>
        </draw:g>
        <draw:g>
          <draw:g>
            <draw:custom-shape draw:style-name="gr14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2.449cm" svg:y1="5.1cm" svg:x2="12.449cm" svg:y2="5.9cm">
              <text:p/>
            </draw:line>
          </draw:g>
          <draw:line draw:style-name="gr15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14.739cm" svg:y="5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14.79cm" svg:y="5cm">
          <draw:text-box>
            <text:p><text:span text:style-name="T6">root</text:span></text:p>
          </draw:text-box>
        </draw:frame>
        <draw:line draw:style-name="gr8" draw:text-style-name="P7" draw:layer="layout" svg:x1="15.509cm" svg:y1="6.08cm" svg:x2="15.509cm" svg:y2="6.98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14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8.157cm" svg:y1="9.04cm" svg:x2="8.157cm" svg:y2="9.84cm">
              <text:p/>
            </draw:line>
          </draw:g>
          <draw:line draw:style-name="gr15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14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2.155cm" svg:y1="8.994cm" svg:x2="12.155cm" svg:y2="9.794cm">
              <text:p/>
            </draw:line>
          </draw:g>
          <draw:line draw:style-name="gr15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6" draw:text-style-name="P13" draw:layer="layout" svg:width="3.093cm" svg:height="0.831cm" svg:x="17cm" svg:y="3cm">
          <draw:text-box>
            <text:p><text:span text:style-name="T9">OUTPUT =</text:span></text:p>
          </draw:text-box>
        </draw:frame>
        <draw:frame draw:style-name="gr17" draw:text-style-name="P14" draw:layer="layout" svg:width="1.405cm" svg:height="0.831cm" svg:x="19.795cm" svg:y="3cm">
          <draw:text-box>
            <text:p><text:span text:style-name="T10">10</text:span></text:p>
          </draw:text-box>
        </draw:frame>
        <draw:frame draw:style-name="gr17" draw:text-style-name="P14" draw:layer="layout" svg:width="1.405cm" svg:height="0.831cm" svg:x="20.8cm" svg:y="3.001cm">
          <draw:text-box>
            <text:p><text:span text:style-name="T10">20</text:span></text:p>
          </draw:text-box>
        </draw:frame>
        <draw:frame draw:style-name="gr17" draw:text-style-name="P14" draw:layer="layout" svg:width="1.405cm" svg:height="0.831cm" svg:x="21.717cm" svg:y="3.001cm">
          <draw:text-box>
            <text:p><text:span text:style-name="T10">25</text:span></text:p>
          </draw:text-box>
        </draw:frame>
        <draw:frame draw:style-name="gr17" draw:text-style-name="P14" draw:layer="layout" svg:width="1.165cm" svg:height="0.831cm" svg:x="22.535cm" svg:y="3.001cm">
          <draw:text-box>
            <text:p><text:span text:style-name="T10">30</text:span></text:p>
          </draw:text-box>
        </draw:frame>
        <draw:frame draw:style-name="gr22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14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9.357cm" svg:y1="7.061cm" svg:x2="9.357cm" svg:y2="7.861cm">
              <text:p/>
            </draw:line>
          </draw:g>
          <draw:line draw:style-name="gr15" draw:text-style-name="P7" draw:layer="layout" svg:x1="8.3cm" svg:y1="7.061cm" svg:x2="8.3cm" svg:y2="7.861cm">
            <text:p/>
          </draw:line>
        </draw:g>
        <draw:g>
          <draw:g>
            <draw:custom-shape draw:style-name="gr14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2.449cm" svg:y1="5.1cm" svg:x2="12.449cm" svg:y2="5.9cm">
              <text:p/>
            </draw:line>
          </draw:g>
          <draw:line draw:style-name="gr15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14.739cm" svg:y="5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14.79cm" svg:y="5cm">
          <draw:text-box>
            <text:p><text:span text:style-name="T6">root</text:span></text:p>
          </draw:text-box>
        </draw:frame>
        <draw:line draw:style-name="gr8" draw:text-style-name="P7" draw:layer="layout" svg:x1="15.509cm" svg:y1="6.08cm" svg:x2="15.509cm" svg:y2="6.98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3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5.305cm" svg:y1="7.056cm" svg:x2="15.305cm" svg:y2="7.856cm">
              <text:p/>
            </draw:line>
          </draw:g>
          <draw:line draw:style-name="gr4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14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8.157cm" svg:y1="9.04cm" svg:x2="8.157cm" svg:y2="9.84cm">
              <text:p/>
            </draw:line>
          </draw:g>
          <draw:line draw:style-name="gr15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14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2.155cm" svg:y1="8.994cm" svg:x2="12.155cm" svg:y2="9.794cm">
              <text:p/>
            </draw:line>
          </draw:g>
          <draw:line draw:style-name="gr15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6" draw:text-style-name="P13" draw:layer="layout" svg:width="3.093cm" svg:height="0.831cm" svg:x="17cm" svg:y="3cm">
          <draw:text-box>
            <text:p><text:span text:style-name="T9">OUTPUT =</text:span></text:p>
          </draw:text-box>
        </draw:frame>
        <draw:frame draw:style-name="gr17" draw:text-style-name="P14" draw:layer="layout" svg:width="1.405cm" svg:height="0.831cm" svg:x="19.795cm" svg:y="3cm">
          <draw:text-box>
            <text:p><text:span text:style-name="T10">10</text:span></text:p>
          </draw:text-box>
        </draw:frame>
        <draw:frame draw:style-name="gr17" draw:text-style-name="P14" draw:layer="layout" svg:width="1.405cm" svg:height="0.831cm" svg:x="20.8cm" svg:y="3.001cm">
          <draw:text-box>
            <text:p><text:span text:style-name="T10">20</text:span></text:p>
          </draw:text-box>
        </draw:frame>
        <draw:frame draw:style-name="gr17" draw:text-style-name="P14" draw:layer="layout" svg:width="1.405cm" svg:height="0.831cm" svg:x="21.717cm" svg:y="3.001cm">
          <draw:text-box>
            <text:p><text:span text:style-name="T10">25</text:span></text:p>
          </draw:text-box>
        </draw:frame>
        <draw:frame draw:style-name="gr17" draw:text-style-name="P14" draw:layer="layout" svg:width="1.165cm" svg:height="0.831cm" svg:x="22.535cm" svg:y="3.001cm">
          <draw:text-box>
            <text:p><text:span text:style-name="T10">30</text:span></text:p>
          </draw:text-box>
        </draw:frame>
        <draw:frame draw:style-name="gr23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draw:frame draw:style-name="gr17" draw:text-style-name="P14" draw:layer="layout" svg:width="1.165cm" svg:height="0.831cm" svg:x="23.435cm" svg:y="3.002cm">
          <draw:text-box>
            <text:p><text:span text:style-name="T10">50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14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9.357cm" svg:y1="7.061cm" svg:x2="9.357cm" svg:y2="7.861cm">
              <text:p/>
            </draw:line>
          </draw:g>
          <draw:line draw:style-name="gr15" draw:text-style-name="P7" draw:layer="layout" svg:x1="8.3cm" svg:y1="7.061cm" svg:x2="8.3cm" svg:y2="7.861cm">
            <text:p/>
          </draw:line>
        </draw:g>
        <draw:g>
          <draw:g>
            <draw:custom-shape draw:style-name="gr14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2.449cm" svg:y1="5.1cm" svg:x2="12.449cm" svg:y2="5.9cm">
              <text:p/>
            </draw:line>
          </draw:g>
          <draw:line draw:style-name="gr15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custom-shape draw:style-name="gr6" draw:text-style-name="P9" draw:layer="layout" svg:width="1.6cm" svg:height="0.6cm" svg:x="16.5cm" svg:y="7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17.051cm" svg:y="7.22cm">
          <draw:text-box>
            <text:p><text:span text:style-name="T6">root</text:span></text:p>
          </draw:text-box>
        </draw:frame>
        <draw:line draw:style-name="gr8" draw:text-style-name="P7" draw:layer="layout" svg:x1="16.87cm" svg:y1="8.1cm" svg:x2="16.87cm" svg:y2="9cm">
          <text:p/>
        </draw:lin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14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5.305cm" svg:y1="7.056cm" svg:x2="15.305cm" svg:y2="7.856cm">
              <text:p/>
            </draw:line>
          </draw:g>
          <draw:line draw:style-name="gr15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14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8.157cm" svg:y1="9.04cm" svg:x2="8.157cm" svg:y2="9.84cm">
              <text:p/>
            </draw:line>
          </draw:g>
          <draw:line draw:style-name="gr15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3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7" draw:layer="layout" svg:x1="16.143cm" svg:y1="9.05cm" svg:x2="16.143cm" svg:y2="9.85cm">
              <text:p/>
            </draw:line>
          </draw:g>
          <draw:line draw:style-name="gr4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14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2.155cm" svg:y1="8.994cm" svg:x2="12.155cm" svg:y2="9.794cm">
              <text:p/>
            </draw:line>
          </draw:g>
          <draw:line draw:style-name="gr15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6" draw:text-style-name="P13" draw:layer="layout" svg:width="3.093cm" svg:height="0.831cm" svg:x="17cm" svg:y="3cm">
          <draw:text-box>
            <text:p><text:span text:style-name="T9">OUTPUT =</text:span></text:p>
          </draw:text-box>
        </draw:frame>
        <draw:frame draw:style-name="gr17" draw:text-style-name="P14" draw:layer="layout" svg:width="1.405cm" svg:height="0.831cm" svg:x="19.795cm" svg:y="3cm">
          <draw:text-box>
            <text:p><text:span text:style-name="T10">10</text:span></text:p>
          </draw:text-box>
        </draw:frame>
        <draw:frame draw:style-name="gr17" draw:text-style-name="P14" draw:layer="layout" svg:width="1.405cm" svg:height="0.831cm" svg:x="20.8cm" svg:y="3.001cm">
          <draw:text-box>
            <text:p><text:span text:style-name="T10">20</text:span></text:p>
          </draw:text-box>
        </draw:frame>
        <draw:frame draw:style-name="gr17" draw:text-style-name="P14" draw:layer="layout" svg:width="1.405cm" svg:height="0.831cm" svg:x="21.717cm" svg:y="3.001cm">
          <draw:text-box>
            <text:p><text:span text:style-name="T10">25</text:span></text:p>
          </draw:text-box>
        </draw:frame>
        <draw:frame draw:style-name="gr17" draw:text-style-name="P14" draw:layer="layout" svg:width="1.165cm" svg:height="0.831cm" svg:x="22.535cm" svg:y="3.001cm">
          <draw:text-box>
            <text:p><text:span text:style-name="T10">30</text:span></text:p>
          </draw:text-box>
        </draw:frame>
        <draw:frame draw:style-name="gr17" draw:text-style-name="P14" draw:layer="layout" svg:width="1.165cm" svg:height="0.831cm" svg:x="24.235cm" svg:y="3.002cm">
          <draw:text-box>
            <text:p xml:id="id11" text:id="id11"><text:span text:style-name="T10">55</text:span></text:p>
          </draw:text-box>
        </draw:frame>
        <draw:frame draw:style-name="gr24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draw:frame draw:style-name="gr17" draw:text-style-name="P14" draw:layer="layout" svg:width="1.165cm" svg:height="0.831cm" svg:x="23.436cm" svg:y="3.003cm">
          <draw:text-box>
            <text:p><text:span text:style-name="T10">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</text:span><text:span text:style-name="T5"><text:line-break/></text:span><text:span text:style-name="T5">Inorder</text:span></text:p>
          </draw:text-box>
        </draw:frame>
        <draw:g>
          <draw:g>
            <draw:custom-shape draw:style-name="gr14" draw:text-style-name="P6" draw:layer="layout" svg:width="3.291cm" svg:height="0.8cm" svg:x="7.1cm" svg:y="7.0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9.357cm" svg:y1="7.061cm" svg:x2="9.357cm" svg:y2="7.861cm">
              <text:p/>
            </draw:line>
          </draw:g>
          <draw:line draw:style-name="gr15" draw:text-style-name="P7" draw:layer="layout" svg:x1="8.3cm" svg:y1="7.061cm" svg:x2="8.3cm" svg:y2="7.861cm">
            <text:p/>
          </draw:line>
        </draw:g>
        <draw:g>
          <draw:g>
            <draw:custom-shape draw:style-name="gr14" draw:text-style-name="P6" draw:layer="layout" svg:width="3.291cm" svg:height="0.8cm" svg:x="10.1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2.449cm" svg:y1="5.1cm" svg:x2="12.449cm" svg:y2="5.9cm">
              <text:p/>
            </draw:line>
          </draw:g>
          <draw:line draw:style-name="gr15" draw:text-style-name="P7" draw:layer="layout" svg:x1="11.392cm" svg:y1="5.1cm" svg:x2="11.392cm" svg:y2="5.9cm">
            <text:p/>
          </draw:line>
        </draw:g>
        <draw:frame draw:style-name="gr5" draw:text-style-name="P8" draw:layer="layout" svg:width="1.044cm" svg:height="0.747cm" svg:x="11.307cm" svg:y="5.109cm">
          <draw:text-box>
            <text:p><text:span text:style-name="T6">30</text:span></text:p>
          </draw:text-box>
        </draw:frame>
        <draw:frame draw:style-name="gr5" draw:text-style-name="P8" draw:layer="layout" svg:width="1.044cm" svg:height="0.747cm" svg:x="8.3cm" svg:y="7.114cm">
          <draw:text-box>
            <text:p><text:span text:style-name="T6">20</text:span></text:p>
          </draw:text-box>
        </draw:frame>
        <draw:line draw:style-name="gr8" draw:text-style-name="P7" draw:layer="layout" svg:x1="10.786cm" svg:y1="5.815cm" svg:x2="8.786cm" svg:y2="7.061cm">
          <text:p/>
        </draw:line>
        <draw:g>
          <draw:g>
            <draw:custom-shape draw:style-name="gr14" draw:text-style-name="P6" draw:layer="layout" svg:width="3.291cm" svg:height="0.8cm" svg:x="13.048cm" svg:y="7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5.305cm" svg:y1="7.056cm" svg:x2="15.305cm" svg:y2="7.856cm">
              <text:p/>
            </draw:line>
          </draw:g>
          <draw:line draw:style-name="gr15" draw:text-style-name="P7" draw:layer="layout" svg:x1="14.248cm" svg:y1="7.056cm" svg:x2="14.248cm" svg:y2="7.856cm">
            <text:p/>
          </draw:line>
        </draw:g>
        <draw:frame draw:style-name="gr5" draw:text-style-name="P8" draw:layer="layout" svg:width="1.044cm" svg:height="0.747cm" svg:x="14.248cm" svg:y="7.109cm">
          <draw:text-box>
            <text:p><text:span text:style-name="T6">50</text:span></text:p>
          </draw:text-box>
        </draw:frame>
        <draw:frame draw:style-name="gr9" draw:text-style-name="P10" draw:layer="layout" svg:width="1.412cm" svg:height="0.662cm" svg:x="12.948cm" svg:y="7.156cm">
          <draw:text-box>
            <text:p><text:span text:style-name="T7">NULL</text:span></text:p>
          </draw:text-box>
        </draw:frame>
        <draw:line draw:style-name="gr8" draw:text-style-name="P7" draw:layer="layout" svg:x1="12.948cm" svg:y1="5.8cm" svg:x2="14.948cm" svg:y2="7.046cm">
          <text:p/>
        </draw:line>
        <draw:g>
          <draw:g>
            <draw:custom-shape draw:style-name="gr14" draw:text-style-name="P6" draw:layer="layout" svg:width="3.291cm" svg:height="0.8cm" svg:x="5.9cm" svg:y="9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8.157cm" svg:y1="9.04cm" svg:x2="8.157cm" svg:y2="9.84cm">
              <text:p/>
            </draw:line>
          </draw:g>
          <draw:line draw:style-name="gr15" draw:text-style-name="P7" draw:layer="layout" svg:x1="7.1cm" svg:y1="9.04cm" svg:x2="7.1cm" svg:y2="9.84cm">
            <text:p/>
          </draw:line>
        </draw:g>
        <draw:frame draw:style-name="gr5" draw:text-style-name="P8" draw:layer="layout" svg:width="1.044cm" svg:height="0.747cm" svg:x="7.1cm" svg:y="9.093cm">
          <draw:text-box>
            <text:p><text:span text:style-name="T6">10</text:span></text:p>
          </draw:text-box>
        </draw:frame>
        <draw:frame draw:style-name="gr9" draw:text-style-name="P10" draw:layer="layout" svg:width="1.412cm" svg:height="0.662cm" svg:x="5.8cm" svg:y="9.14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7.976cm" svg:y="9.175cm">
          <draw:text-box>
            <text:p><text:span text:style-name="T7">NULL</text:span></text:p>
          </draw:text-box>
        </draw:frame>
        <draw:g>
          <draw:g>
            <draw:custom-shape draw:style-name="gr14" draw:text-style-name="P6" draw:layer="layout" svg:width="3.291cm" svg:height="0.8cm" svg:x="13.886cm" svg:y="9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6.143cm" svg:y1="9.05cm" svg:x2="16.143cm" svg:y2="9.85cm">
              <text:p/>
            </draw:line>
          </draw:g>
          <draw:line draw:style-name="gr15" draw:text-style-name="P7" draw:layer="layout" svg:x1="15.086cm" svg:y1="9.05cm" svg:x2="15.086cm" svg:y2="9.85cm">
            <text:p/>
          </draw:line>
        </draw:g>
        <draw:frame draw:style-name="gr5" draw:text-style-name="P8" draw:layer="layout" svg:width="1.044cm" svg:height="0.747cm" svg:x="15.086cm" svg:y="9.103cm">
          <draw:text-box>
            <text:p><text:span text:style-name="T6">55</text:span></text:p>
          </draw:text-box>
        </draw:frame>
        <draw:frame draw:style-name="gr9" draw:text-style-name="P10" draw:layer="layout" svg:width="1.412cm" svg:height="0.662cm" svg:x="15.962cm" svg:y="9.185cm">
          <draw:text-box>
            <text:p><text:span text:style-name="T7">NULL</text:span></text:p>
          </draw:text-box>
        </draw:frame>
        <draw:g>
          <draw:g>
            <draw:custom-shape draw:style-name="gr14" draw:text-style-name="P6" draw:layer="layout" svg:width="3.291cm" svg:height="0.8cm" svg:x="9.898cm" svg:y="8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7" draw:layer="layout" svg:x1="12.155cm" svg:y1="8.994cm" svg:x2="12.155cm" svg:y2="9.794cm">
              <text:p/>
            </draw:line>
          </draw:g>
          <draw:line draw:style-name="gr15" draw:text-style-name="P7" draw:layer="layout" svg:x1="11.098cm" svg:y1="8.994cm" svg:x2="11.098cm" svg:y2="9.794cm">
            <text:p/>
          </draw:line>
        </draw:g>
        <draw:frame draw:style-name="gr5" draw:text-style-name="P8" draw:layer="layout" svg:width="1.044cm" svg:height="0.747cm" svg:x="11.098cm" svg:y="9.047cm">
          <draw:text-box>
            <text:p><text:span text:style-name="T6">25</text:span></text:p>
          </draw:text-box>
        </draw:frame>
        <draw:frame draw:style-name="gr9" draw:text-style-name="P10" draw:layer="layout" svg:width="1.412cm" svg:height="0.662cm" svg:x="9.798cm" svg:y="9.158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1.974cm" svg:y="9.129cm">
          <draw:text-box>
            <text:p><text:span text:style-name="T7">NULL</text:span></text:p>
          </draw:text-box>
        </draw:frame>
        <draw:frame draw:style-name="gr9" draw:text-style-name="P10" draw:layer="layout" svg:width="1.412cm" svg:height="0.662cm" svg:x="13.886cm" svg:y="9.15cm">
          <draw:text-box>
            <text:p><text:span text:style-name="T7">NULL</text:span></text:p>
          </draw:text-box>
        </draw:frame>
        <draw:line draw:style-name="gr8" draw:text-style-name="P7" draw:layer="layout" svg:x1="15.586cm" svg:y1="7.594cm" svg:x2="16.386cm" svg:y2="9.04cm">
          <text:p/>
        </draw:line>
        <draw:line draw:style-name="gr8" draw:text-style-name="P7" draw:layer="layout" svg:x1="7.989cm" svg:y1="7.594cm" svg:x2="6.489cm" svg:y2="9.04cm">
          <text:p/>
        </draw:line>
        <draw:line draw:style-name="gr8" draw:text-style-name="P7" draw:layer="layout" svg:x1="9.624cm" svg:y1="7.694cm" svg:x2="11.71cm" svg:y2="8.947cm">
          <text:p/>
        </draw:line>
        <draw:frame draw:style-name="gr16" draw:text-style-name="P13" draw:layer="layout" svg:width="3.093cm" svg:height="0.831cm" svg:x="17cm" svg:y="3cm">
          <draw:text-box>
            <text:p><text:span text:style-name="T9">OUTPUT =</text:span></text:p>
          </draw:text-box>
        </draw:frame>
        <draw:frame draw:style-name="gr17" draw:text-style-name="P14" draw:layer="layout" svg:width="1.405cm" svg:height="0.831cm" svg:x="19.795cm" svg:y="3cm">
          <draw:text-box>
            <text:p><text:span text:style-name="T10">10</text:span></text:p>
          </draw:text-box>
        </draw:frame>
        <draw:frame draw:style-name="gr17" draw:text-style-name="P14" draw:layer="layout" svg:width="1.405cm" svg:height="0.831cm" svg:x="20.8cm" svg:y="3.001cm">
          <draw:text-box>
            <text:p><text:span text:style-name="T10">20</text:span></text:p>
          </draw:text-box>
        </draw:frame>
        <draw:frame draw:style-name="gr17" draw:text-style-name="P14" draw:layer="layout" svg:width="1.405cm" svg:height="0.831cm" svg:x="21.717cm" svg:y="3.001cm">
          <draw:text-box>
            <text:p><text:span text:style-name="T10">25</text:span></text:p>
          </draw:text-box>
        </draw:frame>
        <draw:frame draw:style-name="gr17" draw:text-style-name="P14" draw:layer="layout" svg:width="1.165cm" svg:height="0.831cm" svg:x="22.535cm" svg:y="3.001cm">
          <draw:text-box>
            <text:p><text:span text:style-name="T10">30</text:span></text:p>
          </draw:text-box>
        </draw:frame>
        <draw:frame draw:style-name="gr17" draw:text-style-name="P14" draw:layer="layout" svg:width="1.165cm" svg:height="0.831cm" svg:x="23.435cm" svg:y="3.002cm">
          <draw:text-box>
            <text:p><text:span text:style-name="T10">50</text:span></text:p>
          </draw:text-box>
        </draw:frame>
        <draw:frame draw:style-name="gr25" draw:text-style-name="P12" draw:layer="layout" svg:width="6.2cm" svg:height="2.4cm" svg:x="19.2cm" svg:y="6.4cm">
          <draw:text-box>
            <text:p text:style-name="P11"><text:span text:style-name="T8">Visit Left child</text:span></text:p>
            <text:p text:style-name="P11"><text:span text:style-name="T8">Visit Parent</text:span></text:p>
            <text:p text:style-name="P11"><text:span text:style-name="T8">Visit Right child</text:span></text:p>
          </draw:text-box>
        </draw:frame>
        <draw:custom-shape draw:style-name="gr6" draw:text-style-name="P9" draw:layer="layout" svg:width="1.6cm" svg:height="0.6cm" svg:x="16.5cm" svg:y="7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349cm" svg:height="0.747cm" svg:x="17.051cm" svg:y="7.22cm">
          <draw:text-box>
            <text:p><text:span text:style-name="T6">root</text:span></text:p>
          </draw:text-box>
        </draw:frame>
        <draw:line draw:style-name="gr8" draw:text-style-name="P7" draw:layer="layout" svg:x1="16.87cm" svg:y1="8.1cm" svg:x2="16.87cm" svg:y2="9cm">
          <text:p/>
        </draw:line>
        <draw:frame draw:style-name="gr17" draw:text-style-name="P14" draw:layer="layout" svg:width="1.165cm" svg:height="0.831cm" svg:x="24.236cm" svg:y="3.003cm">
          <draw:text-box>
            <text:p><text:span text:style-name="T10">5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custom-shape draw:style-name="gr26" draw:text-style-name="P15" draw:layer="layout" svg:width="8.4cm" svg:height="3.058cm" svg:x="0.8cm" svg:y="3.942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7.4cm" svg:height="3.131cm" svg:x="1cm" svg:y="4.1cm">
          <draw:text-box>
            <text:p text:style-name="P16"><text:span text:style-name="T11">if(root != NULL)</text:span></text:p>
            <text:p text:style-name="P16"><text:span text:style-name="T11"><text:s/></text:span><text:span text:style-name="T11"><text:tab/></text:span><text:span text:style-name="T11"> </text:span><text:span text:style-name="T11">inorder(root -&gt; LC)</text:span><text:span text:style-name="T11"><text:tab/></text:span></text:p>
            <text:p text:style-name="P16"><text:span text:style-name="T11"><text:tab/></text:span><text:span text:style-name="T11"> </text:span><text:span text:style-name="T11">print(root-&gt;data)</text:span></text:p>
            <text:p text:style-name="P16"><text:span text:style-name="T11"><text:tab/></text:span><text:span text:style-name="T11"> </text:span><text:span text:style-name="T11">inorder(root -&gt; RC)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-Traversal </text:span><text:span text:style-name="T5"><text:line-break/></text:span><text:span text:style-name="T5">Algorithm</text:span></text:p>
          </draw:text-box>
        </draw:frame>
        <draw:frame draw:style-name="gr28" draw:text-style-name="P13" xml:id="id12" draw:id="id12" draw:layer="layout" svg:width="6.496cm" svg:height="0.831cm" svg:x="1.207cm" svg:y="7.969cm">
          <draw:text-box>
            <text:p><text:span text:style-name="T9">Time Complexity = O(n)</text:span></text:p>
          </draw:text-box>
        </draw:frame>
        <draw:frame draw:style-name="gr17" draw:text-style-name="P14" xml:id="id13" draw:id="id13" draw:layer="layout" svg:width="2.6cm" svg:height="0.831cm" svg:x="3.5cm" svg:y="8.869cm">
          <draw:text-box>
            <text:p><text:span text:style-name="T10">Where </text:span></text:p>
          </draw:text-box>
        </draw:frame>
        <draw:frame draw:style-name="gr17" draw:text-style-name="P14" xml:id="id14" draw:id="id14" draw:layer="layout" svg:width="5.9cm" svg:height="0.831cm" svg:x="1.3cm" svg:y="9.769cm">
          <draw:text-box>
            <text:p><text:span text:style-name="T10">‘</text:span><text:span text:style-name="T10">N’ is number of node </text:span></text:p>
          </draw:text-box>
        </draw:frame>
        <draw:frame draw:style-name="gr28" draw:text-style-name="P13" draw:layer="layout" svg:width="6.496cm" svg:height="0.831cm" svg:x="0.904cm" svg:y="2.807cm">
          <draw:text-box>
            <text:p><text:span text:style-name="T9">inorder(roo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ontent">
        <office:forms form:automatic-focus="false" form:apply-design-mode="false"/>
        <draw:g xml:id="id1" draw:id="id1">
          <draw:custom-shape draw:style-name="gr29" draw:text-style-name="P15" draw:layer="layout" svg:width="6.4cm" svg:height="2.858cm" svg:x="1.2cm" svg:y="1.742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7" draw:layer="layout" svg:width="6.8cm" svg:height="2.535cm" svg:x="1.2cm" svg:y="1.8cm">
            <draw:text-box>
              <text:p text:style-name="P16"><text:span text:style-name="T11">if(root != </text:span><text:span text:style-name="T11">NULL)</text:span></text:p>
              <text:p text:style-name="P16"><text:span text:style-name="T11"><text:s/></text:span><text:span text:style-name="T11"><text:tab/></text:span><text:span text:style-name="T11"> </text:span><text:span text:style-name="T11">inorder(root </text:span><text:span text:style-name="T11">-&gt; LC)</text:span><text:span text:style-name="T11"><text:tab/></text:span></text:p>
              <text:p text:style-name="P16"><text:span text:style-name="T11"><text:tab/></text:span><text:span text:style-name="T11"> </text:span><text:span text:style-name="T11">print(root-</text:span><text:span text:style-name="T11">&gt;data)</text:span></text:p>
              <text:p text:style-name="P16"><text:span text:style-name="T11"><text:tab/></text:span><text:span text:style-name="T11"> </text:span><text:span text:style-name="T11">inorder(root </text:span><text:span text:style-name="T11">-&gt; RC)</text:span></text:p>
            </draw:text-box>
          </draw:frame>
          <draw:frame draw:style-name="gr31" draw:text-style-name="P13" draw:layer="layout" svg:width="4.496cm" svg:height="0.831cm" svg:x="1.104cm" svg:y="0.969cm">
            <draw:text-box>
              <text:p><text:span text:style-name="T9">inorder</text:span><text:span text:style-name="T9">(root)</text:span></text:p>
            </draw:text-box>
          </draw:frame>
        </draw:g>
        <draw:frame draw:style-name="gr32" draw:text-style-name="P19" draw:layer="layout" svg:width="1.328cm" svg:height="0.806cm" svg:x="3.4cm" svg:y="0.363cm">
          <draw:text-box>
            <text:p text:style-name="P18">100</text:p>
          </draw:text-box>
        </draw:frame>
        <draw:frame draw:style-name="gr32" draw:text-style-name="P19" draw:layer="layout" svg:width="1.328cm" svg:height="0.806cm" svg:x="5.272cm" svg:y="1.794cm">
          <draw:text-box>
            <text:p text:style-name="P18">200</text:p>
          </draw:text-box>
        </draw:frame>
        <draw:g xml:id="id2" draw:id="id2">
          <draw:custom-shape draw:style-name="gr29" draw:text-style-name="P15" draw:layer="layout" svg:width="6.4cm" svg:height="2.858cm" svg:x="10.6cm" svg:y="1.573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7" draw:layer="layout" svg:width="6.8cm" svg:height="2.535cm" svg:x="10.6cm" svg:y="1.631cm">
            <draw:text-box>
              <text:p text:style-name="P16"><text:span text:style-name="T11">if(ro</text:span><text:span text:style-name="T11">ot != </text:span><text:span text:style-name="T11">NUL</text:span><text:span text:style-name="T11">L)</text:span></text:p>
              <text:p text:style-name="P16"><text:span text:style-name="T11"><text:s/></text:span><text:span text:style-name="T11"><text:tab/></text:span><text:span text:style-name="T11"> </text:span><text:span text:style-name="T11">inord</text:span><text:span text:style-name="T11">er(ro</text:span><text:span text:style-name="T11">ot -&gt; </text:span><text:span text:style-name="T11">LC)</text:span><text:span text:style-name="T11"><text:tab/></text:span></text:p>
              <text:p text:style-name="P16"><text:span text:style-name="T11"><text:tab/></text:span><text:span text:style-name="T11"> </text:span><text:span text:style-name="T11">print</text:span><text:span text:style-name="T11">(root</text:span><text:span text:style-name="T11">-</text:span><text:span text:style-name="T11">&gt;dat</text:span><text:span text:style-name="T11">a)</text:span></text:p>
              <text:p text:style-name="P16"><text:span text:style-name="T11"><text:tab/></text:span><text:span text:style-name="T11"> </text:span><text:span text:style-name="T11">inord</text:span><text:span text:style-name="T11">er(ro</text:span><text:span text:style-name="T11">ot -&gt; </text:span><text:span text:style-name="T11">RC)</text:span></text:p>
            </draw:text-box>
          </draw:frame>
          <draw:frame draw:style-name="gr31" draw:text-style-name="P13" draw:layer="layout" svg:width="4.496cm" svg:height="0.831cm" svg:x="10.504cm" svg:y="0.8cm">
            <draw:text-box>
              <text:p><text:span text:style-name="T9">in</text:span><text:span text:style-name="T9">or</text:span><text:span text:style-name="T9">d</text:span><text:span text:style-name="T9">er</text:span><text:span text:style-name="T9">(r</text:span><text:span text:style-name="T9">o</text:span><text:span text:style-name="T9">ot</text:span><text:span text:style-name="T9">)</text:span></text:p>
            </draw:text-box>
          </draw:frame>
        </draw:g>
        <draw:connector draw:style-name="gr34" draw:text-style-name="P7" draw:layer="layout" svg:x1="8cm" svg:y1="2.784cm" svg:x2="10.504cm" svg:y2="2.615cm" draw:start-shape="id1" draw:end-shape="id2" svg:d="M8000 2784h1252v-169h1252" svg:viewBox="0 0 2505 170">
          <text:p/>
        </draw:connector>
        <draw:frame draw:style-name="gr32" draw:text-style-name="P19" draw:layer="layout" svg:width="1.328cm" svg:height="0.806cm" svg:x="12.6cm" svg:y="0.194cm">
          <draw:text-box>
            <text:p text:style-name="P18">200</text:p>
          </draw:text-box>
        </draw:frame>
        <draw:frame draw:style-name="gr32" draw:text-style-name="P21" draw:layer="layout" svg:width="0.777cm" svg:height="0.806cm" svg:x="9cm" svg:y="1.8cm">
          <draw:text-box>
            <text:p text:style-name="P20">1</text:p>
          </draw:text-box>
        </draw:frame>
        <draw:frame draw:style-name="gr32" draw:text-style-name="P19" draw:layer="layout" svg:width="1.328cm" svg:height="0.806cm" svg:x="14.672cm" svg:y="1.794cm">
          <draw:text-box>
            <text:p text:style-name="P18">400</text:p>
          </draw:text-box>
        </draw:frame>
        <draw:g xml:id="id3" draw:id="id3">
          <draw:custom-shape draw:style-name="gr29" draw:text-style-name="P15" draw:layer="layout" svg:width="6.4cm" svg:height="2.858cm" svg:x="18.896cm" svg:y="1.542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7" draw:layer="layout" svg:width="6.8cm" svg:height="2.535cm" svg:x="18.896cm" svg:y="1.6cm">
            <draw:text-box>
              <text:p text:style-name="P16"><text:span text:style-name="T11">if(root != NULL)</text:span></text:p>
              <text:p text:style-name="P16"><text:span text:style-name="T11"><text:s/></text:span><text:span text:style-name="T11"><text:tab/></text:span><text:span text:style-name="T11"> </text:span><text:span text:style-name="T11">inorder(root -&gt; LC)</text:span><text:span text:style-name="T11"><text:tab/></text:span></text:p>
              <text:p text:style-name="P16"><text:span text:style-name="T11"><text:tab/></text:span><text:span text:style-name="T11"> </text:span><text:span text:style-name="T11">print(root-&gt;data)</text:span></text:p>
              <text:p text:style-name="P16"><text:span text:style-name="T11"><text:tab/></text:span><text:span text:style-name="T11"> </text:span><text:span text:style-name="T11">inorder(root -&gt; RC)</text:span></text:p>
            </draw:text-box>
          </draw:frame>
          <draw:frame draw:style-name="gr31" draw:text-style-name="P13" draw:layer="layout" svg:width="4.496cm" svg:height="0.831cm" svg:x="18.8cm" svg:y="0.769cm">
            <draw:text-box>
              <text:p><text:span text:style-name="T9">i</text:span><text:span text:style-name="T9">n</text:span><text:span text:style-name="T9">o</text:span><text:span text:style-name="T9">r</text:span><text:span text:style-name="T9">d</text:span><text:span text:style-name="T9">e</text:span><text:span text:style-name="T9">r</text:span><text:span text:style-name="T9">(</text:span><text:span text:style-name="T9">r</text:span><text:span text:style-name="T9">o</text:span><text:span text:style-name="T9">o</text:span><text:span text:style-name="T9">t</text:span><text:span text:style-name="T9">)</text:span></text:p>
            </draw:text-box>
          </draw:frame>
        </draw:g>
        <draw:frame draw:style-name="gr32" draw:text-style-name="P19" draw:layer="layout" svg:width="1.328cm" svg:height="0.806cm" svg:x="20.872cm" svg:y="0.2cm">
          <draw:text-box>
            <text:p text:style-name="P18">400</text:p>
          </draw:text-box>
        </draw:frame>
        <draw:connector draw:style-name="gr34" draw:text-style-name="P7" draw:layer="layout" svg:x1="17.4cm" svg:y1="2.615cm" svg:x2="18.8cm" svg:y2="2.584cm" draw:start-shape="id2" draw:start-glue-point="1" draw:end-shape="id3" svg:d="M17400 2615h700v-31h700" svg:viewBox="0 0 1401 32">
          <text:p/>
        </draw:connector>
        <draw:frame draw:style-name="gr32" draw:text-style-name="P21" draw:layer="layout" svg:width="0.777cm" svg:height="0.806cm" svg:x="17.5cm" svg:y="1.8cm">
          <draw:text-box>
            <text:p text:style-name="P20">2</text:p>
          </draw:text-box>
        </draw:frame>
        <draw:frame draw:style-name="gr32" draw:text-style-name="P19" draw:layer="layout" svg:width="1.764cm" svg:height="0.806cm" svg:x="23cm" svg:y="1.6cm">
          <draw:text-box>
            <text:p text:style-name="P18">NULL</text:p>
          </draw:text-box>
        </draw:frame>
        <draw:frame draw:style-name="gr32" draw:text-style-name="P19" xml:id="id4" draw:id="id4" draw:layer="layout" svg:width="1.764cm" svg:height="0.806cm" svg:x="22.8cm" svg:y="5.794cm">
          <draw:text-box>
            <text:p text:style-name="P18">NULL</text:p>
          </draw:text-box>
        </draw:frame>
        <draw:g>
          <draw:custom-shape draw:style-name="gr29" draw:text-style-name="P15" draw:layer="layout" svg:width="6.4cm" svg:height="2.858cm" svg:x="21cm" svg:y="6.973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17" draw:layer="layout" svg:width="6.8cm" svg:height="2.535cm" svg:x="21cm" svg:y="7.031cm">
            <draw:text-box>
              <text:p text:style-name="P16"><text:span text:style-name="T11">if(root != NULL)</text:span></text:p>
              <text:p text:style-name="P16"><text:span text:style-name="T11"><text:s/></text:span><text:span text:style-name="T11"><text:tab/></text:span><text:span text:style-name="T11"> </text:span><text:span text:style-name="T11">inorder(root -&gt; LC)</text:span><text:span text:style-name="T11"><text:tab/></text:span></text:p>
              <text:p text:style-name="P16"><text:span text:style-name="T11"><text:tab/></text:span><text:span text:style-name="T11"> </text:span><text:span text:style-name="T11">print(root-&gt;data)</text:span></text:p>
              <text:p text:style-name="P16"><text:span text:style-name="T11"><text:tab/></text:span><text:span text:style-name="T11"> </text:span><text:span text:style-name="T11">inorder(root -&gt; RC)</text:span></text:p>
            </draw:text-box>
          </draw:frame>
          <draw:frame draw:style-name="gr31" draw:text-style-name="P13" draw:layer="layout" svg:width="4.496cm" svg:height="0.831cm" svg:x="20.904cm" svg:y="6.2cm">
            <draw:text-box>
              <text:p><text:span text:style-name="T9">inorder(root)</text:span></text:p>
            </draw:text-box>
          </draw:frame>
        </draw:g>
        <draw:connector draw:style-name="gr34" draw:text-style-name="P7" draw:layer="layout" svg:x1="25.696cm" svg:y1="2.584cm" svg:x2="24.564cm" svg:y2="6.197cm" draw:start-shape="id3" draw:start-glue-point="1" draw:end-shape="id4" svg:d="M25696 2584h500v3613h-1632" svg:viewBox="0 0 1633 3614">
          <text:p/>
        </draw:connector>
        <draw:line draw:style-name="gr34" draw:text-style-name="P7" draw:layer="layout" svg:x1="25.8cm" svg:y1="5.4cm" svg:x2="25.8cm" svg:y2="3.2cm">
          <text:p/>
        </draw:line>
        <draw:frame draw:style-name="gr32" draw:text-style-name="P21" draw:layer="layout" svg:width="0.777cm" svg:height="0.806cm" svg:x="26.3cm" svg:y="4cm">
          <draw:text-box>
            <text:p text:style-name="P20">3</text:p>
          </draw:text-box>
        </draw:frame>
        <draw:frame draw:style-name="gr32" draw:text-style-name="P21" draw:layer="layout" svg:width="0.777cm" svg:height="0.806cm" svg:x="25.164cm" svg:y="4.7cm">
          <draw:text-box>
            <text:p text:style-name="P20">4</text:p>
          </draw:text-box>
        </draw:frame>
        <draw:frame draw:style-name="gr32" draw:text-style-name="P19" draw:layer="layout" svg:width="1.764cm" svg:height="0.806cm" svg:x="23.2cm" svg:y="3.8cm">
          <draw:text-box>
            <text:p text:style-name="P18">NULL</text:p>
          </draw:text-box>
        </draw:frame>
        <draw:line draw:style-name="gr34" draw:text-style-name="P7" draw:layer="layout" svg:x1="23.6cm" svg:y1="4.606cm" svg:x2="23.6cm" svg:y2="5.794cm">
          <text:p/>
        </draw:line>
        <draw:line draw:style-name="gr34" draw:text-style-name="P7" draw:layer="layout" svg:x1="22.6cm" svg:y1="5.6cm" svg:x2="22.6cm" svg:y2="4.4cm">
          <text:p/>
        </draw:line>
        <draw:frame draw:style-name="gr32" draw:text-style-name="P21" draw:layer="layout" svg:width="2.03cm" svg:height="0.806cm" svg:x="21.7cm" svg:y="4.8cm">
          <draw:text-box>
            <text:p text:style-name="P20">6 <text:s text:c="6"/>5</text:p>
          </draw:text-box>
        </draw:frame>
        <draw:line draw:style-name="gr34" draw:text-style-name="P7" draw:layer="layout" svg:x1="19.4cm" svg:y1="3.2cm" svg:x2="17cm" svg:y2="3.2cm">
          <text:p/>
        </draw:line>
        <draw:frame draw:style-name="gr32" draw:text-style-name="P21" draw:layer="layout" svg:width="0.777cm" svg:height="0.806cm" svg:x="17.7cm" svg:y="3.1cm">
          <draw:text-box>
            <text:p text:style-name="P20">7</text:p>
          </draw:text-box>
        </draw:frame>
        <draw:frame draw:style-name="gr37" draw:text-style-name="P19" draw:layer="layout" svg:width="1.328cm" svg:height="0.806cm" svg:x="14.272cm" svg:y="3.8cm">
          <draw:text-box>
            <text:p text:style-name="P18">500</text:p>
          </draw:text-box>
        </draw:frame>
        <draw:frame draw:style-name="gr32" draw:text-style-name="P19" draw:layer="layout" svg:width="1.328cm" svg:height="0.806cm" svg:x="14.672cm" svg:y="5.6cm">
          <draw:text-box>
            <text:p text:style-name="P18">500</text:p>
          </draw:text-box>
        </draw:frame>
        <draw:g>
          <draw:custom-shape draw:style-name="gr29" draw:text-style-name="P15" draw:layer="layout" svg:width="6.4cm" svg:height="2.858cm" svg:x="12.8cm" svg:y="6.973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17" draw:layer="layout" svg:width="6.8cm" svg:height="2.535cm" svg:x="12.8cm" svg:y="7.031cm">
            <draw:text-box>
              <text:p text:style-name="P16"><text:span text:style-name="T11">if(root != NULL)</text:span></text:p>
              <text:p text:style-name="P16"><text:span text:style-name="T11"><text:s/></text:span><text:span text:style-name="T11"><text:tab/></text:span><text:span text:style-name="T11"> </text:span><text:span text:style-name="T11">inorder(root -&gt; LC)</text:span><text:span text:style-name="T11"><text:tab/></text:span></text:p>
              <text:p text:style-name="P16"><text:span text:style-name="T11"><text:tab/></text:span><text:span text:style-name="T11"> </text:span><text:span text:style-name="T11">print(root-&gt;data)</text:span></text:p>
              <text:p text:style-name="P16"><text:span text:style-name="T11"><text:tab/></text:span><text:span text:style-name="T11"> </text:span><text:span text:style-name="T11">inorder(root -&gt; RC)</text:span></text:p>
            </draw:text-box>
          </draw:frame>
          <draw:frame draw:style-name="gr31" draw:text-style-name="P13" draw:layer="layout" svg:width="4.496cm" svg:height="0.831cm" svg:x="12.704cm" svg:y="6.2cm">
            <draw:text-box>
              <text:p><text:span text:style-name="T9">inorder(root)</text:span></text:p>
            </draw:text-box>
          </draw:frame>
        </draw:g>
        <draw:line draw:style-name="gr34" draw:text-style-name="P7" draw:layer="layout" svg:x1="16cm" svg:y1="4.166cm" svg:x2="16cm" svg:y2="6.406cm">
          <text:p/>
        </draw:line>
        <draw:frame draw:style-name="gr32" draw:text-style-name="P19" draw:layer="layout" svg:width="1.764cm" svg:height="0.806cm" svg:x="16.4cm" svg:y="7.2cm">
          <draw:text-box>
            <text:p text:style-name="P18">NULL</text:p>
          </draw:text-box>
        </draw:frame>
        <draw:line draw:style-name="gr34" draw:text-style-name="P7" draw:layer="layout" svg:x1="18.6cm" svg:y1="8cm" svg:x2="20.8cm" svg:y2="8cm">
          <text:p/>
        </draw:line>
        <draw:line draw:style-name="gr34" draw:text-style-name="P7" draw:layer="layout" svg:x1="20.8cm" svg:y1="8.4cm" svg:x2="18.8cm" svg:y2="8.4cm">
          <text:p/>
        </draw:line>
        <draw:frame draw:style-name="gr32" draw:text-style-name="P21" draw:layer="layout" svg:width="0.777cm" svg:height="0.806cm" svg:x="16cm" svg:y="5.2cm">
          <draw:text-box>
            <text:p text:style-name="P20">8</text:p>
          </draw:text-box>
        </draw:frame>
        <draw:frame draw:style-name="gr39" draw:text-style-name="P21" draw:layer="layout" svg:width="1.052cm" svg:height="1.916cm" svg:x="19.4cm" svg:y="7.1cm">
          <draw:text-box>
            <text:p text:style-name="P20">9</text:p>
            <text:p text:style-name="P20"/>
            <text:p text:style-name="P20">10</text:p>
          </draw:text-box>
        </draw:frame>
        <draw:frame draw:style-name="gr32" draw:text-style-name="P19" draw:layer="layout" svg:width="1.764cm" svg:height="0.806cm" svg:x="16.4cm" svg:y="9.394cm">
          <draw:text-box>
            <text:p text:style-name="P18">NULL</text:p>
          </draw:text-box>
        </draw:frame>
        <draw:line draw:style-name="gr34" draw:text-style-name="P7" draw:layer="layout" svg:x1="18.8cm" svg:y1="9.984cm" svg:x2="21cm" svg:y2="9.984cm">
          <text:p/>
        </draw:line>
        <draw:line draw:style-name="gr34" draw:text-style-name="P7" draw:layer="layout" svg:x1="21cm" svg:y1="10.384cm" svg:x2="19cm" svg:y2="10.384cm">
          <text:p/>
        </draw:line>
        <draw:frame draw:style-name="gr39" draw:text-style-name="P21" draw:layer="layout" svg:width="1.052cm" svg:height="1.916cm" svg:x="19.6cm" svg:y="9.084cm">
          <draw:text-box>
            <text:p text:style-name="P20">11</text:p>
            <text:p text:style-name="P20"/>
            <text:p text:style-name="P20">12</text:p>
          </draw:text-box>
        </draw:frame>
        <draw:line draw:style-name="gr34" draw:text-style-name="P7" draw:layer="layout" svg:x1="14.4cm" svg:y1="6cm" svg:x2="14.4cm" svg:y2="4.166cm">
          <text:p/>
        </draw:line>
        <draw:frame draw:style-name="gr32" draw:text-style-name="P21" draw:layer="layout" svg:width="1.052cm" svg:height="0.806cm" svg:x="13.3cm" svg:y="5.2cm">
          <draw:text-box>
            <text:p text:style-name="P20">13</text:p>
          </draw:text-box>
        </draw:frame>
        <draw:line draw:style-name="gr34" draw:text-style-name="P7" draw:layer="layout" svg:x1="11.4cm" svg:y1="3.8cm" svg:x2="7.6cm" svg:y2="3.8cm">
          <text:p/>
        </draw:line>
        <draw:frame draw:style-name="gr32" draw:text-style-name="P21" draw:layer="layout" svg:width="1.052cm" svg:height="0.806cm" svg:x="8.6cm" svg:y="3.7cm">
          <draw:text-box>
            <text:p text:style-name="P20">14</text:p>
          </draw:text-box>
        </draw:frame>
        <draw:g>
          <draw:custom-shape draw:style-name="gr29" draw:text-style-name="P15" draw:layer="layout" svg:width="6.4cm" svg:height="2.858cm" svg:x="1.2cm" svg:y="6.979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7" draw:layer="layout" svg:width="6.8cm" svg:height="2.535cm" svg:x="1.2cm" svg:y="7.037cm">
            <draw:text-box>
              <text:p text:style-name="P16"><text:span text:style-name="T11">if(root != NULL)</text:span></text:p>
              <text:p text:style-name="P16"><text:span text:style-name="T11"><text:s/></text:span><text:span text:style-name="T11"><text:tab/></text:span><text:span text:style-name="T11"> </text:span><text:span text:style-name="T11">inorder(root -&gt; LC)</text:span><text:span text:style-name="T11"><text:tab/></text:span></text:p>
              <text:p text:style-name="P16"><text:span text:style-name="T11"><text:tab/></text:span><text:span text:style-name="T11"> </text:span><text:span text:style-name="T11">print(root-&gt;data)</text:span></text:p>
              <text:p text:style-name="P16"><text:span text:style-name="T11"><text:tab/></text:span><text:span text:style-name="T11"> </text:span><text:span text:style-name="T11">inorder(root -&gt; RC)</text:span></text:p>
            </draw:text-box>
          </draw:frame>
          <draw:frame draw:style-name="gr31" draw:text-style-name="P13" draw:layer="layout" svg:width="4.496cm" svg:height="0.831cm" svg:x="1.104cm" svg:y="6.206cm">
            <draw:text-box>
              <text:p><text:span text:style-name="T9">inorder(root)</text:span></text:p>
            </draw:text-box>
          </draw:frame>
        </draw:g>
        <draw:frame draw:style-name="gr32" draw:text-style-name="P19" draw:layer="layout" svg:width="1.328cm" svg:height="0.806cm" svg:x="3.4cm" svg:y="5.6cm">
          <draw:text-box>
            <text:p text:style-name="P18">300</text:p>
          </draw:text-box>
        </draw:frame>
        <draw:frame draw:style-name="gr32" draw:text-style-name="P19" draw:layer="layout" svg:width="1.764cm" svg:height="0.806cm" svg:x="5.272cm" svg:y="7.031cm">
          <draw:text-box>
            <text:p text:style-name="P18">NULL</text:p>
          </draw:text-box>
        </draw:frame>
        <draw:frame draw:style-name="gr32" draw:text-style-name="P19" draw:layer="layout" svg:width="1.328cm" svg:height="0.806cm" svg:x="5cm" svg:y="4cm">
          <draw:text-box>
            <text:p text:style-name="P18">300</text:p>
          </draw:text-box>
        </draw:frame>
        <draw:line draw:style-name="gr34" draw:text-style-name="P7" draw:layer="layout" svg:x1="7.036cm" svg:y1="7.837cm" svg:x2="9cm" svg:y2="7.837cm">
          <text:p/>
        </draw:line>
        <draw:line draw:style-name="gr34" draw:text-style-name="P7" draw:layer="layout" svg:x1="9cm" svg:y1="8.1cm" svg:x2="7cm" svg:y2="8.1cm">
          <text:p/>
        </draw:line>
        <draw:line draw:style-name="gr34" draw:text-style-name="P7" draw:layer="layout" svg:x1="5.8cm" svg:y1="4.806cm" svg:x2="5.8cm" svg:y2="6.8cm">
          <text:p/>
        </draw:line>
        <draw:frame draw:style-name="gr32" draw:text-style-name="P21" draw:layer="layout" svg:width="1.052cm" svg:height="0.806cm" svg:x="5.8cm" svg:y="6cm">
          <draw:text-box>
            <text:p text:style-name="P20">15</text:p>
          </draw:text-box>
        </draw:frame>
        <draw:frame draw:style-name="gr39" draw:text-style-name="P21" draw:layer="layout" svg:width="1.052cm" svg:height="1.916cm" svg:x="7.748cm" svg:y="6.979cm">
          <draw:text-box>
            <text:p text:style-name="P20">16</text:p>
            <text:p text:style-name="P20"/>
            <text:p text:style-name="P20">17</text:p>
          </draw:text-box>
        </draw:frame>
        <draw:g>
          <draw:custom-shape draw:style-name="gr29" draw:text-style-name="P15" draw:layer="layout" svg:width="6.4cm" svg:height="2.858cm" svg:x="1.896cm" svg:y="11.779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7" draw:layer="layout" svg:width="6.8cm" svg:height="2.535cm" svg:x="1.896cm" svg:y="11.837cm">
            <draw:text-box>
              <text:p text:style-name="P16"><text:span text:style-name="T11">if(root != NULL)</text:span></text:p>
              <text:p text:style-name="P16"><text:span text:style-name="T11"><text:s/></text:span><text:span text:style-name="T11"><text:tab/></text:span><text:span text:style-name="T11"> </text:span><text:span text:style-name="T11">inorder(root -&gt; LC)</text:span><text:span text:style-name="T11"><text:tab/></text:span></text:p>
              <text:p text:style-name="P16"><text:span text:style-name="T11"><text:tab/></text:span><text:span text:style-name="T11"> </text:span><text:span text:style-name="T11">print(root-&gt;data)</text:span></text:p>
              <text:p text:style-name="P16"><text:span text:style-name="T11"><text:tab/></text:span><text:span text:style-name="T11"> </text:span><text:span text:style-name="T11">inorder(root -&gt; RC)</text:span></text:p>
            </draw:text-box>
          </draw:frame>
          <draw:frame draw:style-name="gr31" draw:text-style-name="P13" draw:layer="layout" svg:width="4.496cm" svg:height="0.831cm" svg:x="1.8cm" svg:y="11.006cm">
            <draw:text-box>
              <text:p><text:span text:style-name="T9">inorder(root)</text:span></text:p>
            </draw:text-box>
          </draw:frame>
        </draw:g>
        <draw:frame draw:style-name="gr32" draw:text-style-name="P19" draw:layer="layout" svg:width="1.328cm" svg:height="0.806cm" svg:x="4.096cm" svg:y="10.4cm">
          <draw:text-box>
            <text:p text:style-name="P18">600</text:p>
          </draw:text-box>
        </draw:frame>
        <draw:frame draw:style-name="gr32" draw:text-style-name="P19" draw:layer="layout" svg:width="1.764cm" svg:height="0.806cm" svg:x="5.968cm" svg:y="11.831cm">
          <draw:text-box>
            <text:p text:style-name="P18">NULL</text:p>
          </draw:text-box>
        </draw:frame>
        <draw:line draw:style-name="gr34" draw:text-style-name="P7" draw:layer="layout" svg:x1="7.732cm" svg:y1="12.637cm" svg:x2="9.696cm" svg:y2="12.637cm">
          <text:p/>
        </draw:line>
        <draw:line draw:style-name="gr34" draw:text-style-name="P7" draw:layer="layout" svg:x1="9.696cm" svg:y1="12.9cm" svg:x2="7.696cm" svg:y2="12.9cm">
          <text:p/>
        </draw:line>
        <draw:frame draw:style-name="gr39" draw:text-style-name="P21" draw:layer="layout" svg:width="1.052cm" svg:height="1.916cm" svg:x="8.444cm" svg:y="11.779cm">
          <draw:text-box>
            <text:p text:style-name="P20">19</text:p>
            <text:p text:style-name="P20"/>
            <text:p text:style-name="P20">20</text:p>
          </draw:text-box>
        </draw:frame>
        <draw:frame draw:style-name="gr32" draw:text-style-name="P19" draw:layer="layout" svg:width="1.328cm" svg:height="0.806cm" svg:x="5.472cm" svg:y="9.2cm">
          <draw:text-box>
            <text:p text:style-name="P18">600</text:p>
          </draw:text-box>
        </draw:frame>
        <draw:line draw:style-name="gr34" draw:text-style-name="P7" draw:layer="layout" svg:x1="4.096cm" svg:y1="9.572cm" svg:x2="4.096cm" svg:y2="11.206cm">
          <text:p/>
        </draw:line>
        <draw:frame draw:style-name="gr32" draw:text-style-name="P21" draw:layer="layout" svg:width="1.052cm" svg:height="0.806cm" svg:x="2.8cm" svg:y="9.9cm">
          <draw:text-box>
            <text:p text:style-name="P20">18</text:p>
          </draw:text-box>
        </draw:frame>
        <draw:frame draw:style-name="gr32" draw:text-style-name="P19" draw:layer="layout" svg:width="1.764cm" svg:height="0.806cm" svg:x="5.6cm" svg:y="14.194cm">
          <draw:text-box>
            <text:p text:style-name="P18">NULL</text:p>
          </draw:text-box>
        </draw:frame>
        <draw:line draw:style-name="gr34" draw:text-style-name="P7" draw:layer="layout" svg:x1="7.836cm" svg:y1="14.858cm" svg:x2="9.8cm" svg:y2="14.858cm">
          <text:p/>
        </draw:line>
        <draw:line draw:style-name="gr34" draw:text-style-name="P7" draw:layer="layout" svg:x1="9.8cm" svg:y1="15.121cm" svg:x2="7.8cm" svg:y2="15.121cm">
          <text:p/>
        </draw:line>
        <draw:frame draw:style-name="gr39" draw:text-style-name="P21" draw:layer="layout" svg:width="1.052cm" svg:height="1.916cm" svg:x="8.548cm" svg:y="14cm">
          <draw:text-box>
            <text:p text:style-name="P20">21</text:p>
            <text:p text:style-name="P20"/>
            <text:p text:style-name="P20">22</text:p>
          </draw:text-box>
        </draw:frame>
        <draw:line draw:style-name="gr34" draw:text-style-name="P7" draw:layer="layout" svg:x1="2.6cm" svg:y1="11.006cm" svg:x2="2.6cm" svg:y2="9.2cm">
          <text:p/>
        </draw:line>
        <draw:frame draw:style-name="gr32" draw:text-style-name="P21" draw:layer="layout" svg:width="1.052cm" svg:height="0.806cm" svg:x="1.7cm" svg:y="9.8cm">
          <draw:text-box>
            <text:p text:style-name="P20">23</text:p>
          </draw:text-box>
        </draw:frame>
        <draw:line draw:style-name="gr34" draw:text-style-name="P7" draw:layer="layout" svg:x1="5cm" svg:y1="6.6cm" svg:x2="5cm" svg:y2="4.335cm">
          <text:p/>
        </draw:line>
        <draw:frame draw:style-name="gr32" draw:text-style-name="P21" draw:layer="layout" svg:width="1.052cm" svg:height="0.806cm" svg:x="3.9cm" svg:y="4.8cm">
          <draw:text-box>
            <text:p text:style-name="P20">24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_5f_header_5f_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3"/></text:span><text:span text:style-name="T3">Code - inorder(root)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OpenSans" svg:font-family="Open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5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9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1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1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1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1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2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gradient" draw:fill-color="#ce1078" draw:fill-gradient-name="Gradient_20_48" draw:opacity="100%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dbdbdc"/>
      <style:paragraph-properties fo:text-align="center"/>
    </style:style>
    <style:style style:name="MP11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1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4" draw:text-style-name="MP7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5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9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4" draw:text-style-name="MP10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8" draw:text-style-name="MP8" draw:layer="backgroundobjects" svg:width="27.973cm" svg:height="0.2cm" svg:x="-0.09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9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9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1" draw:text-style-name="MP11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12" draw:text-style-name="MP12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13" draw:text-style-name="MP12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14" draw:text-style-name="MP9" draw:layer="backgroundobjects" svg:x1="5.828cm" svg:y1="-0.054cm" svg:x2="10.171cm" svg:y2="4.289cm">
            <text:p/>
          </draw:line>
          <draw:line presentation:style-name="Mpr15" draw:text-style-name="MP9" draw:layer="backgroundobjects" svg:x1="5.306cm" svg:y1="-0.053cm" svg:x2="10.288cm" svg:y2="4.929cm">
            <text:p/>
          </draw:line>
          <draw:line presentation:style-name="Mpr16" draw:text-style-name="MP9" draw:layer="backgroundobjects" svg:x1="4.506cm" svg:y1="-0.053cm" svg:x2="8.867cm" svg:y2="4.308cm">
            <text:p/>
          </draw:line>
          <draw:line presentation:style-name="Mpr17" draw:text-style-name="MP9" draw:layer="backgroundobjects" svg:x1="3.862cm" svg:y1="-0.053cm" svg:x2="8.844cm" svg:y2="4.929cm">
            <text:p/>
          </draw:line>
          <draw:line presentation:style-name="Mpr16" draw:text-style-name="MP9" draw:layer="backgroundobjects" svg:x1="-0.019cm" svg:y1="13.198cm" svg:x2="8.896cm" svg:y2="4.283cm">
            <text:p/>
          </draw:line>
          <draw:line presentation:style-name="Mpr18" draw:text-style-name="MP9" draw:layer="backgroundobjects" svg:x1="-0.028cm" svg:y1="13.884cm" svg:x2="8.853cm" svg:y2="5.003cm">
            <text:p/>
          </draw:line>
          <draw:line presentation:style-name="Mpr18" draw:text-style-name="MP9" draw:layer="backgroundobjects" svg:x1="0.011cm" svg:y1="14.384cm" svg:x2="10.144cm" svg:y2="4.251cm">
            <text:p/>
          </draw:line>
          <draw:line presentation:style-name="Mpr19" draw:text-style-name="MP9" draw:layer="backgroundobjects" svg:x1="0.357cm" svg:y1="15.801cm" svg:x2="10.207cm" svg:y2="5.951cm">
            <text:p/>
          </draw:line>
        </draw:g>
        <draw:g>
          <draw:line presentation:style-name="Mpr14" draw:text-style-name="MP9" draw:layer="backgroundobjects" svg:x1="14.928cm" svg:y1="-0.054cm" svg:x2="19.271cm" svg:y2="4.289cm">
            <text:p/>
          </draw:line>
          <draw:line presentation:style-name="Mpr15" draw:text-style-name="MP9" draw:layer="backgroundobjects" svg:x1="14.406cm" svg:y1="-0.053cm" svg:x2="19.388cm" svg:y2="4.929cm">
            <text:p/>
          </draw:line>
          <draw:line presentation:style-name="Mpr16" draw:text-style-name="MP9" draw:layer="backgroundobjects" svg:x1="13.606cm" svg:y1="-0.053cm" svg:x2="17.967cm" svg:y2="4.308cm">
            <text:p/>
          </draw:line>
          <draw:line presentation:style-name="Mpr17" draw:text-style-name="MP9" draw:layer="backgroundobjects" svg:x1="12.962cm" svg:y1="-0.053cm" svg:x2="17.944cm" svg:y2="4.929cm">
            <text:p/>
          </draw:line>
          <draw:line presentation:style-name="Mpr16" draw:text-style-name="MP9" draw:layer="backgroundobjects" svg:x1="6.418cm" svg:y1="15.861cm" svg:x2="17.996cm" svg:y2="4.283cm">
            <text:p/>
          </draw:line>
          <draw:line presentation:style-name="Mpr18" draw:text-style-name="MP9" draw:layer="backgroundobjects" svg:x1="7.14cm" svg:y1="15.816cm" svg:x2="17.953cm" svg:y2="5.003cm">
            <text:p/>
          </draw:line>
          <draw:line presentation:style-name="Mpr18" draw:text-style-name="MP9" draw:layer="backgroundobjects" svg:x1="7.737cm" svg:y1="15.758cm" svg:x2="19.244cm" svg:y2="4.251cm">
            <text:p/>
          </draw:line>
          <draw:line presentation:style-name="Mpr19" draw:text-style-name="MP9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20" draw:text-style-name="MP8" draw:layer="backgroundobjects" svg:width="27.973cm" svg:height="0.2cm" svg:x="-0.08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09:40:17.528915119</meta:creation-date>
    <dc:date>2021-01-23T12:10:34.378076524</dc:date>
    <meta:editing-duration>PT6H37M29S</meta:editing-duration>
    <meta:editing-cycles>10</meta:editing-cycles>
    <meta:generator>LibreOffice/6.0.7.3$Linux_X86_64 LibreOffice_project/00m0$Build-3</meta:generator>
    <meta:document-statistic meta:object-count="887"/>
  </office:meta>
</office:document-meta>
</file>